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Интернет" style:master-page-name="MP0" style:family="paragraph">
      <style:paragraph-properties fo:break-before="page" fo:margin-top="0in" fo:margin-bottom="0in"/>
      <style:text-properties fo:font-size="14pt" style:font-size-asian="14pt" style:font-size-complex="14pt"/>
    </style:style>
    <style:style style:name="P2" style:parent-style-name="ОбычныйИнтернет" style:family="paragraph">
      <style:paragraph-properties fo:text-align="center" fo:margin-top="0in" fo:margin-bottom="0in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P4" style:parent-style-name="ОбычныйИнтернет" style:family="paragraph">
      <style:paragraph-properties fo:text-align="center" fo:margin-top="0in" fo:margin-bottom="0in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P6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7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8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9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0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1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2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3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4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5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6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7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8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19" style:parent-style-name="ОбычныйИнтернет" style:family="paragraph">
      <style:paragraph-properties fo:text-align="center" fo:margin-top="0in" fo:margin-bottom="0in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ОбычныйИнтернет" style:family="paragraph">
      <style:paragraph-properties fo:text-align="center" fo:margin-top="0in" fo:margin-bottom="0in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ОбычныйИнтернет" style:family="paragraph">
      <style:paragraph-properties fo:text-align="center" fo:margin-top="0in" fo:margin-bottom="0in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27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28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29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30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31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32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33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34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35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36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37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38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39" style:parent-style-name="ОбычныйИнтернет" style:family="paragraph">
      <style:paragraph-properties fo:text-align="center" fo:margin-top="0in" fo:margin-bottom="0in"/>
      <style:text-properties fo:font-size="14pt" style:font-size-asian="14pt" style:font-size-complex="14pt"/>
    </style:style>
    <style:style style:name="P40" style:parent-style-name="ОбычныйИнтернет" style:family="paragraph">
      <style:paragraph-properties fo:text-align="end" fo:margin-top="0in" fo:margin-bottom="0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ОбычныйИнтернет" style:family="paragraph">
      <style:paragraph-properties fo:text-align="end" fo:margin-top="0in" fo:margin-bottom="0in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ОбычныйИнтернет" style:family="paragraph">
      <style:paragraph-properties fo:text-align="end" fo:margin-top="0in" fo:margin-bottom="0in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P46" style:parent-style-name="ОбычныйИнтернет" style:family="paragraph">
      <style:paragraph-properties fo:text-align="end" fo:margin-top="0in" fo:margin-bottom="0in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ОбычныйИнтернет" style:family="paragraph">
      <style:paragraph-properties fo:text-align="end" fo:margin-top="0in" fo:margin-bottom="0in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ОбычныйИнтернет" style:family="paragraph">
      <style:paragraph-properties fo:text-align="end" fo:margin-top="0in" fo:margin-bottom="0in"/>
      <style:text-properties fo:font-size="14pt" style:font-size-asian="14pt" style:font-size-complex="14pt"/>
    </style:style>
    <style:style style:name="P51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52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53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54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55" style:parent-style-name="ОбычныйИнтернет" style:family="paragraph">
      <style:paragraph-properties fo:text-align="center" fo:margin-top="0in" fo:margin-bottom="0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style:font-name="Consolas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Consolas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Consolas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66" style:parent-style-name="Standard" style:family="paragraph">
      <style:paragraph-properties fo:text-align="justify"/>
    </style:style>
    <style:style style:name="T67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68" style:parent-style-name="Основнойшрифтабзаца" style:family="text">
      <style:text-properties style:font-name="Consolas" fo:font-size="10pt" style:font-size-asian="10pt" style:font-size-complex="10pt"/>
    </style:style>
    <style:style style:name="T69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P70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1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2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3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4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5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6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7" style:parent-style-name="Standard" style:family="paragraph">
      <style:paragraph-properties fo:text-align="justify"/>
      <style:text-properties style:font-name="Consolas" fo:font-size="10pt" style:font-size-asian="10pt" style:font-size-complex="10pt"/>
    </style:style>
    <style:style style:name="P78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79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80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81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82" style:parent-style-name="Standard" style:family="paragraph">
      <style:paragraph-properties fo:text-align="justify"/>
    </style:style>
    <style:style style:name="T83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84" style:parent-style-name="Основнойшрифтабзаца" style:family="text">
      <style:text-properties style:font-name="Consolas" fo:font-size="10pt" style:font-size-asian="10pt" style:font-size-complex="10pt"/>
    </style:style>
    <style:style style:name="P85" style:parent-style-name="Standard" style:family="paragraph">
      <style:paragraph-properties fo:text-align="justify"/>
    </style:style>
    <style:style style:name="T86" style:parent-style-name="Основнойшрифтабзаца" style:family="text">
      <style:text-properties style:font-name="Consolas" fo:font-size="10pt" style:font-size-asian="10pt" style:font-size-complex="10pt"/>
    </style:style>
    <style:style style:name="T87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P88" style:parent-style-name="Standard" style:family="paragraph">
      <style:paragraph-properties fo:text-align="justify"/>
    </style:style>
    <style:style style:name="T89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90" style:parent-style-name="Основнойшрифтабзаца" style:family="text">
      <style:text-properties style:font-name="Consolas" fo:font-size="10pt" style:font-size-asian="10pt" style:font-size-complex="10pt"/>
    </style:style>
    <style:style style:name="T91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92" style:parent-style-name="Основнойшрифтабзаца" style:family="text">
      <style:text-properties style:font-name="Consolas" fo:font-size="10pt" style:font-size-asian="10pt" style:font-size-complex="10pt"/>
    </style:style>
    <style:style style:name="T93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style:font-name="Consolas" fo:font-size="10pt" style:font-size-asian="10pt" style:font-size-complex="10pt"/>
    </style:style>
    <style:style style:name="T95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P96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97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98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99" style:parent-style-name="Standard" style:family="paragraph">
      <style:paragraph-properties fo:text-align="justify"/>
      <style:text-properties style:font-name="Consolas" fo:font-size="10pt" style:font-size-asian="10pt" style:font-size-complex="10pt" fo:language="en" fo:country="US"/>
    </style:style>
    <style:style style:name="P100" style:parent-style-name="Standard" style:family="paragraph">
      <style:paragraph-properties fo:text-align="justify"/>
    </style:style>
    <style:style style:name="T101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102" style:parent-style-name="Основнойшрифтабзаца" style:family="text">
      <style:text-properties style:font-name="Consolas" fo:font-size="10pt" style:font-size-asian="10pt" style:font-size-complex="10pt"/>
    </style:style>
    <style:style style:name="T103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104" style:parent-style-name="Основнойшрифтабзаца" style:family="text">
      <style:text-properties style:font-name="Consolas" fo:font-size="10pt" style:font-size-asian="10pt" style:font-size-complex="10pt"/>
    </style:style>
    <style:style style:name="T105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  <style:style style:name="T106" style:parent-style-name="Основнойшрифтабзаца" style:family="text">
      <style:text-properties style:font-name="Consolas" fo:font-size="10pt" style:font-size-asian="10pt" style:font-size-complex="10pt"/>
    </style:style>
    <style:style style:name="T107" style:parent-style-name="Основнойшрифтабзаца" style:family="text">
      <style:text-properties style:font-name="Consolas" fo:font-size="10pt" style:font-size-asian="10pt" style:font-size-complex="10pt" fo:language="en" fo:country="US"/>
    </style:style>
  </office:automatic-styles>
  <office:body>
    <office:text text:use-soft-page-breaks="true">
      <text:p text:style-name="P1"/>
      <text:p text:style-name="P2"><text:span text:style-name="T3">УО «Белорусский государственный университет информатики и радиоэлектроники»</text:span></text:p>
      <text:p text:style-name="P4"><text:span text:style-name="T5">Кафедра ПОИТ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Отчет по лабораторной работе №<text:s/></text:span><text:span text:style-name="T21">5</text:span></text:p>
      <text:p text:style-name="P22"><text:span text:style-name="T23">по предмету «Архитектура компьютерной техники и операционных систем»</text:span></text:p>
      <text:p text:style-name="P24"><text:span text:style-name="T25">Вариант 4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Выполнил:</text:span></text:p>
      <text:p text:style-name="P42"><text:span text:style-name="T43">Гузаев Е.Д.</text:span></text:p>
      <text:p text:style-name="P44"><text:span text:style-name="T45">гр. 351003</text:span></text:p>
      <text:p text:style-name="P46"><text:span text:style-name="T47">Проверил:</text:span></text:p>
      <text:p text:style-name="P48"><text:span text:style-name="T49">Леванцевич В.А.</text:span></text:p>
      <text:p text:style-name="P50"/>
      <text:p text:style-name="P51"/>
      <text:p text:style-name="P52"/>
      <text:p text:style-name="P53"/>
      <text:p text:style-name="P54"/>
      <text:p text:style-name="P55"><text:span text:style-name="T56">Минск 2024</text:span></text:p>
      <text:soft-page-break/>
      <text:p text:style-name="P57"><text:span text:style-name="T58">Задание:</text:span></text:p>
      <text:p text:style-name="P59">Написать скрипт поиска одинаковых по содержимому файлов в двух каталогов, например, Dir1 и Dir2. Пользователь задаёт имена Dir1 и Dir2 в качестве первого и второго аргумента командной строки. В результате работы программы файлы, имеющиеся в Dir1, сравниваются с файлами в Dir2 по их содержимому. На экран выводятся число просмотренных файлов и результаты сравнения.</text:p>
      <text:p text:style-name="P60">Решение:</text:p>
      <text:p text:style-name="P61"/>
      <text:p text:style-name="P62">#!/bin/bash</text:p>
      <text:p text:style-name="P63"/>
      <text:p text:style-name="P64"># Проверка на наличие двух аргументов</text:p>
      <text:p text:style-name="P65">if [ "$#" -ne 2 ]; then</text:p>
      <text:p text:style-name="P66"><text:span text:style-name="T67"><text:s text:c="4"/>echo "</text:span><text:span text:style-name="T68">Использование</text:span><text:span text:style-name="T69">: $0 &lt;Dir1&gt; &lt;Dir2&gt;"</text:span></text:p>
      <text:p text:style-name="P70"><text:s text:c="4"/>exit 1</text:p>
      <text:p text:style-name="P71">fi</text:p>
      <text:p text:style-name="P72"/>
      <text:p text:style-name="P73">Dir1=$1</text:p>
      <text:p text:style-name="P74">Dir2=$2</text:p>
      <text:p text:style-name="P75">files_checked=0</text:p>
      <text:p text:style-name="P76"/>
      <text:p text:style-name="P77"># Поиск файлов в Dir1 и сравнение их с файлами в Dir2</text:p>
      <text:p text:style-name="P78">for file1 in "$Dir1"/*; do</text:p>
      <text:p text:style-name="P79"><text:s text:c="4"/>for file2 in "$Dir2"/*; do</text:p>
      <text:p text:style-name="P80"><text:s text:c="8"/>((files_checked++))</text:p>
      <text:p text:style-name="P81"><text:s text:c="8"/>if cmp -s "$file1" "$file2"; then</text:p>
      <text:p text:style-name="P82"><text:span text:style-name="T83"><text:s text:c="12"/></text:span><text:span text:style-name="T84">echo "Одинаковые файлы: $file1 и $file2"</text:span></text:p>
      <text:p text:style-name="P85"><text:span text:style-name="T86"><text:s text:c="4"/></text:span><text:span text:style-name="T87">else</text:span></text:p>
      <text:p text:style-name="P88"><text:span text:style-name="T89"><text:s text:c="6"/>echo "</text:span><text:span text:style-name="T90">Файлы</text:span><text:span text:style-name="T91"><text:s/>$file1<text:s/></text:span><text:span text:style-name="T92">и</text:span><text:span text:style-name="T93"><text:s/>$file2<text:s/></text:span><text:span text:style-name="T94">разные</text:span><text:span text:style-name="T95"><text:s/>"</text:span></text:p>
      <text:p text:style-name="P96"><text:s text:c="8"/>fi</text:p>
      <text:p text:style-name="P97"><text:s text:c="4"/>done</text:p>
      <text:p text:style-name="P98">done</text:p>
      <text:p text:style-name="P99"/>
      <text:p text:style-name="P100"><text:span text:style-name="T101">echo "</text:span><text:span text:style-name="T102">Число</text:span><text:span text:style-name="T103"><text:s/></text:span><text:span text:style-name="T104">просмотренных</text:span><text:span text:style-name="T105"><text:s/></text:span><text:span text:style-name="T106">файлов</text:span><text:span text:style-name="T107">: $files_checked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WWNum2" style:display-name="WWNum2">
      <text:list-level-style-number text:level="1" style:num-suffix=".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Яўген Гусакоў</dc:creator>
    <meta:creation-date>2024-10-15T12:20:00Z</meta:creation-date>
    <dc:date>2024-11-19T16:45:00Z</dc:date>
    <meta:template xlink:href="Normal.dotm" xlink:type="simple"/>
    <meta:editing-cycles>6</meta:editing-cycles>
    <meta:editing-duration>PT1500S</meta:editing-duration>
    <meta:document-statistic meta:page-count="2" meta:paragraph-count="2" meta:word-count="181" meta:character-count="1216" meta:row-count="8" meta:non-whitespace-character-count="1037"/>
  </office:meta>
</office:document-meta>
</file>